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LRUD</text:p>
          </table:table-cell>
          <table:table-cell table:number-columns-repeated="4"/>
          <table:table-cell office:value-type="string" calcext:value-type="string">
            <text:p>LURD</text:p>
          </table:table-cell>
        </table:table-row>
        <table:table-row table:style-name="ro1">
          <table:table-cell/>
          <table:table-cell office:value-type="string" calcext:value-type="string">
            <text:p>RVB_1x1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0.30656" calcext:value-type="float">
            <text:p>-0.30656</text:p>
          </table:table-cell>
          <table:table-cell table:number-columns-repeated="2" office:value-type="float" office:value="-0.297591" calcext:value-type="float">
            <text:p>-0.297591</text:p>
          </table:table-cell>
          <table:table-cell table:number-columns-repeated="2"/>
          <table:table-cell office:value-type="float" office:value="-0.297591" calcext:value-type="float">
            <text:p>-0.29759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0.396392" calcext:value-type="float">
            <text:p>-0.396392</text:p>
          </table:table-cell>
          <table:table-cell office:value-type="float" office:value="-0.255617" calcext:value-type="float">
            <text:p>-0.255617</text:p>
          </table:table-cell>
          <table:table-cell office:value-type="float" office:value="-0.255618" calcext:value-type="float">
            <text:p>-0.255618</text:p>
          </table:table-cell>
          <table:table-cell table:number-columns-repeated="2"/>
          <table:table-cell office:value-type="float" office:value="-0.25515" calcext:value-type="float">
            <text:p>-0.2551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0.283836" calcext:value-type="float">
            <text:p>-0.283836</text:p>
          </table:table-cell>
          <table:table-cell office:value-type="float" office:value="-0.316711" calcext:value-type="float">
            <text:p>-0.316711</text:p>
          </table:table-cell>
          <table:table-cell office:value-type="float" office:value="-0.316702" calcext:value-type="float">
            <text:p>-0.316702</text:p>
          </table:table-cell>
          <table:table-cell table:number-columns-repeated="2"/>
          <table:table-cell office:value-type="float" office:value="-0.316747" calcext:value-type="float">
            <text:p>-0.31674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0.337886" calcext:value-type="float">
            <text:p>-0.337886</text:p>
          </table:table-cell>
          <table:table-cell office:value-type="float" office:value="-0.275861" calcext:value-type="float">
            <text:p>-0.275861</text:p>
          </table:table-cell>
          <table:table-cell office:value-type="float" office:value="-0.276212" calcext:value-type="float">
            <text:p>-0.276212</text:p>
          </table:table-cell>
          <table:table-cell table:number-columns-repeated="2"/>
          <table:table-cell office:value-type="float" office:value="-0.276114" calcext:value-type="float">
            <text:p>-0.27611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0.283132" calcext:value-type="float">
            <text:p>-0.283132</text:p>
          </table:table-cell>
          <table:table-cell office:value-type="float" office:value="-0.312423" calcext:value-type="float">
            <text:p>-0.312423</text:p>
          </table:table-cell>
          <table:table-cell office:value-type="float" office:value="-0.31233" calcext:value-type="float">
            <text:p>-0.31233</text:p>
          </table:table-cell>
          <table:table-cell table:number-columns-repeated="2"/>
          <table:table-cell office:value-type="float" office:value="-0.312331" calcext:value-type="float">
            <text:p>-0.31233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0.322038" calcext:value-type="float">
            <text:p>-0.322038</text:p>
          </table:table-cell>
          <table:table-cell office:value-type="float" office:value="-0.281767" calcext:value-type="float">
            <text:p>-0.281767</text:p>
          </table:table-cell>
          <table:table-cell office:value-type="float" office:value="-0.281947" calcext:value-type="float">
            <text:p>-0.281947</text:p>
          </table:table-cell>
          <table:table-cell table:number-columns-repeated="2"/>
          <table:table-cell office:value-type="float" office:value="-0.281936" calcext:value-type="float">
            <text:p>-0.28193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0.282335" calcext:value-type="float">
            <text:p>-0.282335</text:p>
          </table:table-cell>
          <table:table-cell office:value-type="float" office:value="-0.308946" calcext:value-type="float">
            <text:p>-0.308946</text:p>
          </table:table-cell>
          <table:table-cell office:value-type="float" office:value="-0.309018" calcext:value-type="float">
            <text:p>-0.309018</text:p>
          </table:table-cell>
          <table:table-cell table:number-columns-repeated="2"/>
          <table:table-cell office:value-type="float" office:value="-0.308973" calcext:value-type="float">
            <text:p>-0.30897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0.314666" calcext:value-type="float">
            <text:p>-0.314666</text:p>
          </table:table-cell>
          <table:table-cell office:value-type="float" office:value="-0.284752" calcext:value-type="float">
            <text:p>-0.284752</text:p>
          </table:table-cell>
          <table:table-cell office:value-type="float" office:value="-0.284869" calcext:value-type="float">
            <text:p>-0.284869</text:p>
          </table:table-cell>
          <table:table-cell table:number-columns-repeated="2"/>
          <table:table-cell office:value-type="float" office:value="-0.284868" calcext:value-type="float">
            <text:p>-0.28486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0.282465" calcext:value-type="float">
            <text:p>-0.282465</text:p>
          </table:table-cell>
          <table:table-cell office:value-type="float" office:value="-0.306403" calcext:value-type="float">
            <text:p>-0.306403</text:p>
          </table:table-cell>
          <table:table-cell office:value-type="float" office:value="-0.306692" calcext:value-type="float">
            <text:p>-0.306692</text:p>
          </table:table-cell>
          <table:table-cell table:number-columns-repeated="2"/>
          <table:table-cell office:value-type="float" office:value="-0.306638" calcext:value-type="float">
            <text:p>-0.30663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-0.310355" calcext:value-type="float">
            <text:p>-0.310355</text:p>
          </table:table-cell>
          <table:table-cell office:value-type="float" office:value="-0.286801" calcext:value-type="float">
            <text:p>-0.286801</text:p>
          </table:table-cell>
          <table:table-cell office:value-type="float" office:value="-0.286703" calcext:value-type="float">
            <text:p>-0.286703</text:p>
          </table:table-cell>
          <table:table-cell table:number-columns-repeated="2"/>
          <table:table-cell office:value-type="float" office:value="-0.286714" calcext:value-type="float">
            <text:p>-0.28671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0.28364" calcext:value-type="float">
            <text:p>-0.28364</text:p>
          </table:table-cell>
          <table:table-cell office:value-type="float" office:value="-0.304419" calcext:value-type="float">
            <text:p>-0.304419</text:p>
          </table:table-cell>
          <table:table-cell office:value-type="float" office:value="-0.305035" calcext:value-type="float">
            <text:p>-0.305035</text:p>
          </table:table-cell>
          <table:table-cell table:number-columns-repeated="2"/>
          <table:table-cell office:value-type="float" office:value="-0.304987" calcext:value-type="float">
            <text:p>-0.30498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-0.307458" calcext:value-type="float">
            <text:p>-0.307458</text:p>
          </table:table-cell>
          <table:table-cell office:value-type="float" office:value="-0.288333" calcext:value-type="float">
            <text:p>-0.288333</text:p>
          </table:table-cell>
          <table:table-cell office:value-type="float" office:value="-0.28801" calcext:value-type="float">
            <text:p>-0.28801</text:p>
          </table:table-cell>
          <table:table-cell table:number-columns-repeated="2"/>
          <table:table-cell office:value-type="float" office:value="-0.288011" calcext:value-type="float">
            <text:p>-0.28801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-0.285062" calcext:value-type="float">
            <text:p>-0.285062</text:p>
          </table:table-cell>
          <table:table-cell office:value-type="float" office:value="-0.302929" calcext:value-type="float">
            <text:p>-0.302929</text:p>
          </table:table-cell>
          <table:table-cell office:value-type="float" office:value="-0.303808" calcext:value-type="float">
            <text:p>-0.303808</text:p>
          </table:table-cell>
          <table:table-cell table:number-columns-repeated="2"/>
          <table:table-cell office:value-type="float" office:value="-0.303763" calcext:value-type="float">
            <text:p>-0.30376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-0.305297" calcext:value-type="float">
            <text:p>-0.305297</text:p>
          </table:table-cell>
          <table:table-cell office:value-type="float" office:value="-0.289475" calcext:value-type="float">
            <text:p>-0.289475</text:p>
          </table:table-cell>
          <table:table-cell office:value-type="float" office:value="-0.288984" calcext:value-type="float">
            <text:p>-0.288984</text:p>
          </table:table-cell>
          <table:table-cell table:number-columns-repeated="2"/>
          <table:table-cell office:value-type="float" office:value="-0.288986" calcext:value-type="float">
            <text:p>-0.28898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-0.286425" calcext:value-type="float">
            <text:p>-0.286425</text:p>
          </table:table-cell>
          <table:table-cell office:value-type="float" office:value="-0.301575" calcext:value-type="float">
            <text:p>-0.301575</text:p>
          </table:table-cell>
          <table:table-cell office:value-type="float" office:value="-0.302846" calcext:value-type="float">
            <text:p>-0.302846</text:p>
          </table:table-cell>
          <table:table-cell table:number-columns-repeated="2"/>
          <table:table-cell office:value-type="float" office:value="-0.302806" calcext:value-type="float">
            <text:p>-0.30280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-0.303585" calcext:value-type="float">
            <text:p>-0.303585</text:p>
          </table:table-cell>
          <table:table-cell office:value-type="float" office:value="-0.290406" calcext:value-type="float">
            <text:p>-0.290406</text:p>
          </table:table-cell>
          <table:table-cell office:value-type="float" office:value="-0.289757" calcext:value-type="float">
            <text:p>-0.289757</text:p>
          </table:table-cell>
          <table:table-cell table:number-columns-repeated="2"/>
          <table:table-cell office:value-type="float" office:value="-0.289763" calcext:value-type="float">
            <text:p>-0.28976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-0.287637" calcext:value-type="float">
            <text:p>-0.287637</text:p>
          </table:table-cell>
          <table:table-cell office:value-type="float" office:value="-0.300587" calcext:value-type="float">
            <text:p>-0.300587</text:p>
          </table:table-cell>
          <table:table-cell office:value-type="float" office:value="-0.302066" calcext:value-type="float">
            <text:p>-0.302066</text:p>
          </table:table-cell>
          <table:table-cell table:number-columns-repeated="2"/>
          <table:table-cell office:value-type="float" office:value="-0.30203" calcext:value-type="float">
            <text:p>-0.3020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-0.302184" calcext:value-type="float">
            <text:p>-0.302184</text:p>
          </table:table-cell>
          <table:table-cell office:value-type="float" office:value="-0.291172" calcext:value-type="float">
            <text:p>-0.291172</text:p>
          </table:table-cell>
          <table:table-cell office:value-type="float" office:value="-0.290393" calcext:value-type="float">
            <text:p>-0.290393</text:p>
          </table:table-cell>
          <table:table-cell table:number-columns-repeated="2"/>
          <table:table-cell office:value-type="float" office:value="-0.2904" calcext:value-type="float">
            <text:p>-0.290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-0.288688" calcext:value-type="float">
            <text:p>-0.288688</text:p>
          </table:table-cell>
          <table:table-cell office:value-type="float" office:value="-0.299817" calcext:value-type="float">
            <text:p>-0.299817</text:p>
          </table:table-cell>
          <table:table-cell office:value-type="float" office:value="-0.301406" calcext:value-type="float">
            <text:p>-0.301406</text:p>
          </table:table-cell>
          <table:table-cell table:number-columns-repeated="2"/>
          <table:table-cell office:value-type="float" office:value="-0.301378" calcext:value-type="float">
            <text:p>-0.30137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-0.301017" calcext:value-type="float">
            <text:p>-0.301017</text:p>
          </table:table-cell>
          <table:table-cell office:value-type="float" office:value="-0.291814" calcext:value-type="float">
            <text:p>-0.291814</text:p>
          </table:table-cell>
          <table:table-cell office:value-type="float" office:value="-0.290933" calcext:value-type="float">
            <text:p>-0.290933</text:p>
          </table:table-cell>
          <table:table-cell table:number-columns-repeated="2"/>
          <table:table-cell office:value-type="float" office:value="-0.290938" calcext:value-type="float">
            <text:p>-0.29093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0.28959" calcext:value-type="float">
            <text:p>-0.28959</text:p>
          </table:table-cell>
          <table:table-cell office:value-type="float" office:value="-0.299174" calcext:value-type="float">
            <text:p>-0.299174</text:p>
          </table:table-cell>
          <table:table-cell office:value-type="float" office:value="-0.300828" calcext:value-type="float">
            <text:p>-0.300828</text:p>
          </table:table-cell>
          <table:table-cell table:number-columns-repeated="2"/>
          <table:table-cell office:value-type="float" office:value="-0.300812" calcext:value-type="float">
            <text:p>-0.30081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-0.300037" calcext:value-type="float">
            <text:p>-0.300037</text:p>
          </table:table-cell>
          <table:table-cell office:value-type="float" office:value="-0.29236" calcext:value-type="float">
            <text:p>-0.29236</text:p>
          </table:table-cell>
          <table:table-cell office:value-type="float" office:value="-0.29141" calcext:value-type="float">
            <text:p>-0.29141</text:p>
          </table:table-cell>
          <table:table-cell table:number-columns-repeated="2"/>
          <table:table-cell office:value-type="float" office:value="-0.291411" calcext:value-type="float">
            <text:p>-0.29141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-0.290364" calcext:value-type="float">
            <text:p>-0.290364</text:p>
          </table:table-cell>
          <table:table-cell office:value-type="float" office:value="-0.298628" calcext:value-type="float">
            <text:p>-0.298628</text:p>
          </table:table-cell>
          <table:table-cell office:value-type="float" office:value="-0.30034" calcext:value-type="float">
            <text:p>-0.30034</text:p>
          </table:table-cell>
          <table:table-cell table:number-columns-repeated="2"/>
          <table:table-cell office:value-type="float" office:value="-0.300318" calcext:value-type="float">
            <text:p>-0.30031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-0.299209" calcext:value-type="float">
            <text:p>-0.299209</text:p>
          </table:table-cell>
          <table:table-cell office:value-type="float" office:value="-0.292826" calcext:value-type="float">
            <text:p>-0.292826</text:p>
          </table:table-cell>
          <table:table-cell office:value-type="float" office:value="-0.29183" calcext:value-type="float">
            <text:p>-0.29183</text:p>
          </table:table-cell>
          <table:table-cell table:number-columns-repeated="2"/>
          <table:table-cell office:value-type="float" office:value="-0.291827" calcext:value-type="float">
            <text:p>-0.291827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-0.291028" calcext:value-type="float">
            <text:p>-0.291028</text:p>
          </table:table-cell>
          <table:table-cell office:value-type="float" office:value="-0.298163" calcext:value-type="float">
            <text:p>-0.298163</text:p>
          </table:table-cell>
          <table:table-cell office:value-type="float" office:value="-0.29992" calcext:value-type="float">
            <text:p>-0.29992</text:p>
          </table:table-cell>
          <table:table-cell table:number-columns-repeated="2"/>
          <table:table-cell office:value-type="float" office:value="-0.299898" calcext:value-type="float">
            <text:p>-0.29989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-0.298507" calcext:value-type="float">
            <text:p>-0.298507</text:p>
          </table:table-cell>
          <table:table-cell office:value-type="float" office:value="-0.293227" calcext:value-type="float">
            <text:p>-0.293227</text:p>
          </table:table-cell>
          <table:table-cell office:value-type="float" office:value="-0.292169" calcext:value-type="float">
            <text:p>-0.292169</text:p>
          </table:table-cell>
          <table:table-cell table:number-columns-repeated="2"/>
          <table:table-cell office:value-type="float" office:value="-0.292179" calcext:value-type="float">
            <text:p>-0.292179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-0.291597" calcext:value-type="float">
            <text:p>-0.291597</text:p>
          </table:table-cell>
          <table:table-cell office:value-type="float" office:value="-0.297765" calcext:value-type="float">
            <text:p>-0.297765</text:p>
          </table:table-cell>
          <table:table-cell office:value-type="float" office:value="-0.299571" calcext:value-type="float">
            <text:p>-0.299571</text:p>
          </table:table-cell>
          <table:table-cell table:number-columns-repeated="2"/>
          <table:table-cell office:value-type="float" office:value="-0.299541" calcext:value-type="float">
            <text:p>-0.29954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-0.297911" calcext:value-type="float">
            <text:p>-0.297911</text:p>
          </table:table-cell>
          <table:table-cell office:value-type="float" office:value="-0.29357" calcext:value-type="float">
            <text:p>-0.29357</text:p>
          </table:table-cell>
          <table:table-cell office:value-type="float" office:value="-0.292456" calcext:value-type="float">
            <text:p>-0.292456</text:p>
          </table:table-cell>
          <table:table-cell table:number-columns-repeated="2"/>
          <table:table-cell office:value-type="float" office:value="-0.292473" calcext:value-type="float">
            <text:p>-0.29247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-0.292086" calcext:value-type="float">
            <text:p>-0.292086</text:p>
          </table:table-cell>
          <table:table-cell office:value-type="float" office:value="-0.297385" calcext:value-type="float">
            <text:p>-0.297385</text:p>
          </table:table-cell>
          <table:table-cell office:value-type="float" office:value="-0.299268" calcext:value-type="float">
            <text:p>-0.299268</text:p>
          </table:table-cell>
          <table:table-cell table:number-columns-repeated="2"/>
          <table:table-cell office:value-type="float" office:value="-0.299236" calcext:value-type="float">
            <text:p>-0.29923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-0.297404" calcext:value-type="float">
            <text:p>-0.297404</text:p>
          </table:table-cell>
          <table:table-cell office:value-type="float" office:value="-0.293793" calcext:value-type="float">
            <text:p>-0.293793</text:p>
          </table:table-cell>
          <table:table-cell office:value-type="float" office:value="-0.292709" calcext:value-type="float">
            <text:p>-0.292709</text:p>
          </table:table-cell>
          <table:table-cell table:number-columns-repeated="2"/>
          <table:table-cell office:value-type="float" office:value="-0.29273" calcext:value-type="float">
            <text:p>-0.2927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0.292505" calcext:value-type="float">
            <text:p>-0.292505</text:p>
          </table:table-cell>
          <table:table-cell office:value-type="float" office:value="-0.296947" calcext:value-type="float">
            <text:p>-0.296947</text:p>
          </table:table-cell>
          <table:table-cell office:value-type="float" office:value="-0.298998" calcext:value-type="float">
            <text:p>-0.298998</text:p>
          </table:table-cell>
          <table:table-cell table:number-columns-repeated="2"/>
          <table:table-cell office:value-type="float" office:value="-0.298967" calcext:value-type="float">
            <text:p>-0.29896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-0.296974" calcext:value-type="float">
            <text:p>-0.296974</text:p>
          </table:table-cell>
          <table:table-cell office:value-type="float" office:value="-0.294018" calcext:value-type="float">
            <text:p>-0.294018</text:p>
          </table:table-cell>
          <table:table-cell office:value-type="float" office:value="-0.292939" calcext:value-type="float">
            <text:p>-0.292939</text:p>
          </table:table-cell>
          <table:table-cell table:number-columns-repeated="2"/>
          <table:table-cell office:value-type="float" office:value="-0.292959" calcext:value-type="float">
            <text:p>-0.29295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-0.292864" calcext:value-type="float">
            <text:p>-0.292864</text:p>
          </table:table-cell>
          <table:table-cell office:value-type="float" office:value="-0.296666" calcext:value-type="float">
            <text:p>-0.296666</text:p>
          </table:table-cell>
          <table:table-cell office:value-type="float" office:value="-0.298753" calcext:value-type="float">
            <text:p>-0.298753</text:p>
          </table:table-cell>
          <table:table-cell table:number-columns-repeated="2"/>
          <table:table-cell office:value-type="float" office:value="-0.298724" calcext:value-type="float">
            <text:p>-0.298724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-0.296609" calcext:value-type="float">
            <text:p>-0.296609</text:p>
          </table:table-cell>
          <table:table-cell office:value-type="float" office:value="-0.294193" calcext:value-type="float">
            <text:p>-0.294193</text:p>
          </table:table-cell>
          <table:table-cell office:value-type="float" office:value="-0.29315" calcext:value-type="float">
            <text:p>-0.29315</text:p>
          </table:table-cell>
          <table:table-cell table:number-columns-repeated="2"/>
          <table:table-cell office:value-type="float" office:value="-0.293169" calcext:value-type="float">
            <text:p>-0.293169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-0.293171" calcext:value-type="float">
            <text:p>-0.293171</text:p>
          </table:table-cell>
          <table:table-cell office:value-type="float" office:value="-0.296432" calcext:value-type="float">
            <text:p>-0.296432</text:p>
          </table:table-cell>
          <table:table-cell office:value-type="float" office:value="-0.29853" calcext:value-type="float">
            <text:p>-0.29853</text:p>
          </table:table-cell>
          <table:table-cell table:number-columns-repeated="2"/>
          <table:table-cell office:value-type="float" office:value="-0.298504" calcext:value-type="float">
            <text:p>-0.29850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-0.296299" calcext:value-type="float">
            <text:p>-0.296299</text:p>
          </table:table-cell>
          <table:table-cell office:value-type="float" office:value="-0.294346" calcext:value-type="float">
            <text:p>-0.294346</text:p>
          </table:table-cell>
          <table:table-cell office:value-type="float" office:value="-0.293344" calcext:value-type="float">
            <text:p>-0.293344</text:p>
          </table:table-cell>
          <table:table-cell table:number-columns-repeated="2"/>
          <table:table-cell office:value-type="float" office:value="-0.293361" calcext:value-type="float">
            <text:p>-0.29336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-0.293434" calcext:value-type="float">
            <text:p>-0.293434</text:p>
          </table:table-cell>
          <table:table-cell office:value-type="float" office:value="-0.296259" calcext:value-type="float">
            <text:p>-0.296259</text:p>
          </table:table-cell>
          <table:table-cell office:value-type="float" office:value="-0.298326" calcext:value-type="float">
            <text:p>-0.298326</text:p>
          </table:table-cell>
          <table:table-cell table:number-columns-repeated="2"/>
          <table:table-cell office:value-type="float" office:value="-0.298303" calcext:value-type="float">
            <text:p>-0.29830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-0.296036" calcext:value-type="float">
            <text:p>-0.296036</text:p>
          </table:table-cell>
          <table:table-cell office:value-type="float" office:value="-0.294483" calcext:value-type="float">
            <text:p>-0.294483</text:p>
          </table:table-cell>
          <table:table-cell office:value-type="float" office:value="-0.293523" calcext:value-type="float">
            <text:p>-0.293523</text:p>
          </table:table-cell>
          <table:table-cell table:number-columns-repeated="2"/>
          <table:table-cell office:value-type="float" office:value="-0.293537" calcext:value-type="float">
            <text:p>-0.293537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-0.293658" calcext:value-type="float">
            <text:p>-0.293658</text:p>
          </table:table-cell>
          <table:table-cell office:value-type="float" office:value="-0.296119" calcext:value-type="float">
            <text:p>-0.296119</text:p>
          </table:table-cell>
          <table:table-cell office:value-type="float" office:value="-0.298138" calcext:value-type="float">
            <text:p>-0.298138</text:p>
          </table:table-cell>
          <table:table-cell table:number-columns-repeated="2"/>
          <table:table-cell office:value-type="float" office:value="-0.298119" calcext:value-type="float">
            <text:p>-0.298119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-0.295814" calcext:value-type="float">
            <text:p>-0.295814</text:p>
          </table:table-cell>
          <table:table-cell office:value-type="float" office:value="-0.294604" calcext:value-type="float">
            <text:p>-0.294604</text:p>
          </table:table-cell>
          <table:table-cell office:value-type="float" office:value="-0.293688" calcext:value-type="float">
            <text:p>-0.293688</text:p>
          </table:table-cell>
          <table:table-cell table:number-columns-repeated="2"/>
          <table:table-cell office:value-type="float" office:value="-0.293699" calcext:value-type="float">
            <text:p>-0.29369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-0.293848" calcext:value-type="float">
            <text:p>-0.293848</text:p>
          </table:table-cell>
          <table:table-cell office:value-type="float" office:value="-0.295999" calcext:value-type="float">
            <text:p>-0.295999</text:p>
          </table:table-cell>
          <table:table-cell office:value-type="float" office:value="-0.297966" calcext:value-type="float">
            <text:p>-0.297966</text:p>
          </table:table-cell>
          <table:table-cell table:number-columns-repeated="2"/>
          <table:table-cell office:value-type="float" office:value="-0.29795" calcext:value-type="float">
            <text:p>-0.2979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-0.295626" calcext:value-type="float">
            <text:p>-0.295626</text:p>
          </table:table-cell>
          <table:table-cell office:value-type="float" office:value="-0.29471" calcext:value-type="float">
            <text:p>-0.29471</text:p>
          </table:table-cell>
          <table:table-cell office:value-type="float" office:value="-0.29384" calcext:value-type="float">
            <text:p>-0.29384</text:p>
          </table:table-cell>
          <table:table-cell table:number-columns-repeated="2"/>
          <table:table-cell office:value-type="float" office:value="-0.293849" calcext:value-type="float">
            <text:p>-0.293849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-0.29401" calcext:value-type="float">
            <text:p>-0.29401</text:p>
          </table:table-cell>
          <table:table-cell office:value-type="float" office:value="-0.295895" calcext:value-type="float">
            <text:p>-0.295895</text:p>
          </table:table-cell>
          <table:table-cell office:value-type="float" office:value="-0.297807" calcext:value-type="float">
            <text:p>-0.297807</text:p>
          </table:table-cell>
          <table:table-cell table:number-columns-repeated="2"/>
          <table:table-cell office:value-type="float" office:value="-0.297795" calcext:value-type="float">
            <text:p>-0.29779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-0.295468" calcext:value-type="float">
            <text:p>-0.295468</text:p>
          </table:table-cell>
          <table:table-cell office:value-type="float" office:value="-0.294804" calcext:value-type="float">
            <text:p>-0.294804</text:p>
          </table:table-cell>
          <table:table-cell office:value-type="float" office:value="-0.293981" calcext:value-type="float">
            <text:p>-0.293981</text:p>
          </table:table-cell>
          <table:table-cell table:number-columns-repeated="2"/>
          <table:table-cell office:value-type="float" office:value="-0.293987" calcext:value-type="float">
            <text:p>-0.293987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-0.294147" calcext:value-type="float">
            <text:p>-0.294147</text:p>
          </table:table-cell>
          <table:table-cell office:value-type="float" office:value="-0.295804" calcext:value-type="float">
            <text:p>-0.295804</text:p>
          </table:table-cell>
          <table:table-cell office:value-type="float" office:value="-0.29766" calcext:value-type="float">
            <text:p>-0.29766</text:p>
          </table:table-cell>
          <table:table-cell table:number-columns-repeated="2"/>
          <table:table-cell office:value-type="float" office:value="-0.297652" calcext:value-type="float">
            <text:p>-0.29765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-0.295335" calcext:value-type="float">
            <text:p>-0.295335</text:p>
          </table:table-cell>
          <table:table-cell office:value-type="float" office:value="-0.294885" calcext:value-type="float">
            <text:p>-0.294885</text:p>
          </table:table-cell>
          <table:table-cell office:value-type="float" office:value="-0.294112" calcext:value-type="float">
            <text:p>-0.294112</text:p>
          </table:table-cell>
          <table:table-cell table:number-columns-repeated="2"/>
          <table:table-cell office:value-type="float" office:value="-0.294114" calcext:value-type="float">
            <text:p>-0.294114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-0.294263" calcext:value-type="float">
            <text:p>-0.294263</text:p>
          </table:table-cell>
          <table:table-cell office:value-type="float" office:value="-0.295725" calcext:value-type="float">
            <text:p>-0.295725</text:p>
          </table:table-cell>
          <table:table-cell office:value-type="float" office:value="-0.297525" calcext:value-type="float">
            <text:p>-0.297525</text:p>
          </table:table-cell>
          <table:table-cell table:number-columns-repeated="2"/>
          <table:table-cell office:value-type="float" office:value="-0.29752" calcext:value-type="float">
            <text:p>-0.29752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-0.295223" calcext:value-type="float">
            <text:p>-0.295223</text:p>
          </table:table-cell>
          <table:table-cell office:value-type="float" office:value="-0.294957" calcext:value-type="float">
            <text:p>-0.294957</text:p>
          </table:table-cell>
          <table:table-cell office:value-type="float" office:value="-0.294233" calcext:value-type="float">
            <text:p>-0.294233</text:p>
          </table:table-cell>
          <table:table-cell table:number-columns-repeated="2"/>
          <table:table-cell office:value-type="float" office:value="-0.294232" calcext:value-type="float">
            <text:p>-0.294232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-0.29436" calcext:value-type="float">
            <text:p>-0.29436</text:p>
          </table:table-cell>
          <table:table-cell office:value-type="float" office:value="-0.295655" calcext:value-type="float">
            <text:p>-0.295655</text:p>
          </table:table-cell>
          <table:table-cell office:value-type="float" office:value="-0.297401" calcext:value-type="float">
            <text:p>-0.297401</text:p>
          </table:table-cell>
          <table:table-cell table:number-columns-repeated="2"/>
          <table:table-cell office:value-type="float" office:value="-0.297399" calcext:value-type="float">
            <text:p>-0.297399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-0.29513" calcext:value-type="float">
            <text:p>-0.29513</text:p>
          </table:table-cell>
          <table:table-cell office:value-type="float" office:value="-0.295019" calcext:value-type="float">
            <text:p>-0.295019</text:p>
          </table:table-cell>
          <table:table-cell office:value-type="float" office:value="-0.294345" calcext:value-type="float">
            <text:p>-0.294345</text:p>
          </table:table-cell>
          <table:table-cell table:number-columns-repeated="2"/>
          <table:table-cell office:value-type="float" office:value="-0.294342" calcext:value-type="float">
            <text:p>-0.29434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0.294442" calcext:value-type="float">
            <text:p>-0.294442</text:p>
          </table:table-cell>
          <table:table-cell office:value-type="float" office:value="-0.295595" calcext:value-type="float">
            <text:p>-0.295595</text:p>
          </table:table-cell>
          <table:table-cell office:value-type="float" office:value="-0.297285" calcext:value-type="float">
            <text:p>-0.297285</text:p>
          </table:table-cell>
          <table:table-cell table:number-columns-repeated="2"/>
          <table:table-cell office:value-type="float" office:value="-0.297286" calcext:value-type="float">
            <text:p>-0.297286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-0.295053" calcext:value-type="float">
            <text:p>-0.295053</text:p>
          </table:table-cell>
          <table:table-cell office:value-type="float" office:value="-0.295073" calcext:value-type="float">
            <text:p>-0.295073</text:p>
          </table:table-cell>
          <table:table-cell office:value-type="float" office:value="-0.294448" calcext:value-type="float">
            <text:p>-0.294448</text:p>
          </table:table-cell>
          <table:table-cell table:number-columns-repeated="2"/>
          <table:table-cell office:value-type="float" office:value="-0.294443" calcext:value-type="float">
            <text:p>-0.294443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-0.29451" calcext:value-type="float">
            <text:p>-0.29451</text:p>
          </table:table-cell>
          <table:table-cell office:value-type="float" office:value="-0.295543" calcext:value-type="float">
            <text:p>-0.295543</text:p>
          </table:table-cell>
          <table:table-cell office:value-type="float" office:value="-0.297179" calcext:value-type="float">
            <text:p>-0.297179</text:p>
          </table:table-cell>
          <table:table-cell table:number-columns-repeated="2"/>
          <table:table-cell office:value-type="float" office:value="-0.297182" calcext:value-type="float">
            <text:p>-0.297182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-0.294988" calcext:value-type="float">
            <text:p>-0.294988</text:p>
          </table:table-cell>
          <table:table-cell office:value-type="float" office:value="-0.295119" calcext:value-type="float">
            <text:p>-0.295119</text:p>
          </table:table-cell>
          <table:table-cell office:value-type="float" office:value="-0.294545" calcext:value-type="float">
            <text:p>-0.294545</text:p>
          </table:table-cell>
          <table:table-cell table:number-columns-repeated="2"/>
          <table:table-cell office:value-type="float" office:value="-0.294537" calcext:value-type="float">
            <text:p>-0.294537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-0.294567" calcext:value-type="float">
            <text:p>-0.294567</text:p>
          </table:table-cell>
          <table:table-cell office:value-type="float" office:value="-0.295498" calcext:value-type="float">
            <text:p>-0.295498</text:p>
          </table:table-cell>
          <table:table-cell office:value-type="float" office:value="-0.29708" calcext:value-type="float">
            <text:p>-0.29708</text:p>
          </table:table-cell>
          <table:table-cell table:number-columns-repeated="2"/>
          <table:table-cell office:value-type="float" office:value="-0.297086" calcext:value-type="float">
            <text:p>-0.297086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-0.294935" calcext:value-type="float">
            <text:p>-0.294935</text:p>
          </table:table-cell>
          <table:table-cell office:value-type="float" office:value="-0.29516" calcext:value-type="float">
            <text:p>-0.29516</text:p>
          </table:table-cell>
          <table:table-cell office:value-type="float" office:value="-0.294634" calcext:value-type="float">
            <text:p>-0.294634</text:p>
          </table:table-cell>
          <table:table-cell table:number-columns-repeated="2"/>
          <table:table-cell office:value-type="float" office:value="-0.294624" calcext:value-type="float">
            <text:p>-0.29462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-0.294614" calcext:value-type="float">
            <text:p>-0.294614</text:p>
          </table:table-cell>
          <table:table-cell office:value-type="float" office:value="-0.29546" calcext:value-type="float">
            <text:p>-0.29546</text:p>
          </table:table-cell>
          <table:table-cell office:value-type="float" office:value="-0.296988" calcext:value-type="float">
            <text:p>-0.296988</text:p>
          </table:table-cell>
          <table:table-cell table:number-columns-repeated="2"/>
          <table:table-cell office:value-type="float" office:value="-0.296997" calcext:value-type="float">
            <text:p>-0.296997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-0.294891" calcext:value-type="float">
            <text:p>-0.294891</text:p>
          </table:table-cell>
          <table:table-cell office:value-type="float" office:value="-0.295194" calcext:value-type="float">
            <text:p>-0.295194</text:p>
          </table:table-cell>
          <table:table-cell office:value-type="float" office:value="-0.294717" calcext:value-type="float">
            <text:p>-0.294717</text:p>
          </table:table-cell>
          <table:table-cell table:number-columns-repeated="2"/>
          <table:table-cell office:value-type="float" office:value="-0.294705" calcext:value-type="float">
            <text:p>-0.294705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-0.294652" calcext:value-type="float">
            <text:p>-0.294652</text:p>
          </table:table-cell>
          <table:table-cell office:value-type="float" office:value="-0.295427" calcext:value-type="float">
            <text:p>-0.295427</text:p>
          </table:table-cell>
          <table:table-cell office:value-type="float" office:value="-0.296904" calcext:value-type="float">
            <text:p>-0.296904</text:p>
          </table:table-cell>
          <table:table-cell table:number-columns-repeated="2"/>
          <table:table-cell office:value-type="float" office:value="-0.296914" calcext:value-type="float">
            <text:p>-0.296914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-0.294855" calcext:value-type="float">
            <text:p>-0.294855</text:p>
          </table:table-cell>
          <table:table-cell office:value-type="float" office:value="-0.295224" calcext:value-type="float">
            <text:p>-0.295224</text:p>
          </table:table-cell>
          <table:table-cell office:value-type="float" office:value="-0.294794" calcext:value-type="float">
            <text:p>-0.294794</text:p>
          </table:table-cell>
          <table:table-cell table:number-columns-repeated="2"/>
          <table:table-cell office:value-type="float" office:value="-0.294781" calcext:value-type="float">
            <text:p>-0.29478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-0.294684" calcext:value-type="float">
            <text:p>-0.294684</text:p>
          </table:table-cell>
          <table:table-cell office:value-type="float" office:value="-0.295399" calcext:value-type="float">
            <text:p>-0.295399</text:p>
          </table:table-cell>
          <table:table-cell office:value-type="float" office:value="-0.296825" calcext:value-type="float">
            <text:p>-0.296825</text:p>
          </table:table-cell>
          <table:table-cell table:number-columns-repeated="2"/>
          <table:table-cell office:value-type="float" office:value="-0.296838" calcext:value-type="float">
            <text:p>-0.296838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-0.294826" calcext:value-type="float">
            <text:p>-0.294826</text:p>
          </table:table-cell>
          <table:table-cell office:value-type="float" office:value="-0.295249" calcext:value-type="float">
            <text:p>-0.295249</text:p>
          </table:table-cell>
          <table:table-cell office:value-type="float" office:value="-0.294866" calcext:value-type="float">
            <text:p>-0.294866</text:p>
          </table:table-cell>
          <table:table-cell table:number-columns-repeated="2"/>
          <table:table-cell office:value-type="float" office:value="-0.294851" calcext:value-type="float">
            <text:p>-0.29485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-0.294709" calcext:value-type="float">
            <text:p>-0.294709</text:p>
          </table:table-cell>
          <table:table-cell office:value-type="float" office:value="-0.295375" calcext:value-type="float">
            <text:p>-0.295375</text:p>
          </table:table-cell>
          <table:table-cell office:value-type="float" office:value="-0.296752" calcext:value-type="float">
            <text:p>-0.296752</text:p>
          </table:table-cell>
          <table:table-cell table:number-columns-repeated="2"/>
          <table:table-cell office:value-type="float" office:value="-0.296766" calcext:value-type="float">
            <text:p>-0.296766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-0.294803" calcext:value-type="float">
            <text:p>-0.294803</text:p>
          </table:table-cell>
          <table:table-cell office:value-type="float" office:value="-0.29527" calcext:value-type="float">
            <text:p>-0.29527</text:p>
          </table:table-cell>
          <table:table-cell office:value-type="float" office:value="-0.294932" calcext:value-type="float">
            <text:p>-0.294932</text:p>
          </table:table-cell>
          <table:table-cell table:number-columns-repeated="2"/>
          <table:table-cell office:value-type="float" office:value="-0.294916" calcext:value-type="float">
            <text:p>-0.29491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-0.29473" calcext:value-type="float">
            <text:p>-0.29473</text:p>
          </table:table-cell>
          <table:table-cell office:value-type="float" office:value="-0.295355" calcext:value-type="float">
            <text:p>-0.295355</text:p>
          </table:table-cell>
          <table:table-cell office:value-type="float" office:value="-0.296685" calcext:value-type="float">
            <text:p>-0.296685</text:p>
          </table:table-cell>
          <table:table-cell table:number-columns-repeated="2"/>
          <table:table-cell office:value-type="float" office:value="-0.2967" calcext:value-type="float">
            <text:p>-0.2967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-0.294784" calcext:value-type="float">
            <text:p>-0.294784</text:p>
          </table:table-cell>
          <table:table-cell office:value-type="float" office:value="-0.295288" calcext:value-type="float">
            <text:p>-0.295288</text:p>
          </table:table-cell>
          <table:table-cell office:value-type="float" office:value="-0.294994" calcext:value-type="float">
            <text:p>-0.294994</text:p>
          </table:table-cell>
          <table:table-cell table:number-columns-repeated="2"/>
          <table:table-cell office:value-type="float" office:value="-0.294977" calcext:value-type="float">
            <text:p>-0.29497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-0.294746" calcext:value-type="float">
            <text:p>-0.294746</text:p>
          </table:table-cell>
          <table:table-cell office:value-type="float" office:value="-0.295338" calcext:value-type="float">
            <text:p>-0.295338</text:p>
          </table:table-cell>
          <table:table-cell office:value-type="float" office:value="-0.296622" calcext:value-type="float">
            <text:p>-0.296622</text:p>
          </table:table-cell>
          <table:table-cell table:number-columns-repeated="2"/>
          <table:table-cell office:value-type="float" office:value="-0.296639" calcext:value-type="float">
            <text:p>-0.296639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-0.29477" calcext:value-type="float">
            <text:p>-0.29477</text:p>
          </table:table-cell>
          <table:table-cell office:value-type="float" office:value="-0.295303" calcext:value-type="float">
            <text:p>-0.295303</text:p>
          </table:table-cell>
          <table:table-cell office:value-type="float" office:value="-0.295052" calcext:value-type="float">
            <text:p>-0.295052</text:p>
          </table:table-cell>
          <table:table-cell table:number-columns-repeated="2"/>
          <table:table-cell office:value-type="float" office:value="-0.295033" calcext:value-type="float">
            <text:p>-0.295033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-0.294759" calcext:value-type="float">
            <text:p>-0.294759</text:p>
          </table:table-cell>
          <table:table-cell office:value-type="float" office:value="-0.295325" calcext:value-type="float">
            <text:p>-0.295325</text:p>
          </table:table-cell>
          <table:table-cell office:value-type="float" office:value="-0.296564" calcext:value-type="float">
            <text:p>-0.296564</text:p>
          </table:table-cell>
          <table:table-cell table:number-columns-repeated="2"/>
          <table:table-cell office:value-type="float" office:value="-0.296582" calcext:value-type="float">
            <text:p>-0.296582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-0.294758" calcext:value-type="float">
            <text:p>-0.294758</text:p>
          </table:table-cell>
          <table:table-cell office:value-type="float" office:value="-0.295315" calcext:value-type="float">
            <text:p>-0.295315</text:p>
          </table:table-cell>
          <table:table-cell office:value-type="float" office:value="-0.295105" calcext:value-type="float">
            <text:p>-0.295105</text:p>
          </table:table-cell>
          <table:table-cell table:number-columns-repeated="2"/>
          <table:table-cell office:value-type="float" office:value="-0.295086" calcext:value-type="float">
            <text:p>-0.295086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-0.294769" calcext:value-type="float">
            <text:p>-0.294769</text:p>
          </table:table-cell>
          <table:table-cell office:value-type="float" office:value="-0.295313" calcext:value-type="float">
            <text:p>-0.295313</text:p>
          </table:table-cell>
          <table:table-cell office:value-type="float" office:value="-0.29651" calcext:value-type="float">
            <text:p>-0.29651</text:p>
          </table:table-cell>
          <table:table-cell table:number-columns-repeated="2"/>
          <table:table-cell office:value-type="float" office:value="-0.296529" calcext:value-type="float">
            <text:p>-0.296529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-0.294749" calcext:value-type="float">
            <text:p>-0.294749</text:p>
          </table:table-cell>
          <table:table-cell office:value-type="float" office:value="-0.295325" calcext:value-type="float">
            <text:p>-0.295325</text:p>
          </table:table-cell>
          <table:table-cell office:value-type="float" office:value="-0.295155" calcext:value-type="float">
            <text:p>-0.295155</text:p>
          </table:table-cell>
          <table:table-cell table:number-columns-repeated="2"/>
          <table:table-cell office:value-type="float" office:value="-0.295135" calcext:value-type="float">
            <text:p>-0.295135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-0.294777" calcext:value-type="float">
            <text:p>-0.294777</text:p>
          </table:table-cell>
          <table:table-cell office:value-type="float" office:value="-0.295304" calcext:value-type="float">
            <text:p>-0.295304</text:p>
          </table:table-cell>
          <table:table-cell office:value-type="float" office:value="-0.296459" calcext:value-type="float">
            <text:p>-0.296459</text:p>
          </table:table-cell>
          <table:table-cell table:number-columns-repeated="2"/>
          <table:table-cell office:value-type="float" office:value="-0.296479" calcext:value-type="float">
            <text:p>-0.296479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-0.294743" calcext:value-type="float">
            <text:p>-0.294743</text:p>
          </table:table-cell>
          <table:table-cell office:value-type="float" office:value="-0.295333" calcext:value-type="float">
            <text:p>-0.295333</text:p>
          </table:table-cell>
          <table:table-cell office:value-type="float" office:value="-0.295201" calcext:value-type="float">
            <text:p>-0.295201</text:p>
          </table:table-cell>
          <table:table-cell table:number-columns-repeated="2"/>
          <table:table-cell office:value-type="float" office:value="-0.295181" calcext:value-type="float">
            <text:p>-0.29518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-0.294782" calcext:value-type="float">
            <text:p>-0.294782</text:p>
          </table:table-cell>
          <table:table-cell office:value-type="float" office:value="-0.295297" calcext:value-type="float">
            <text:p>-0.295297</text:p>
          </table:table-cell>
          <table:table-cell office:value-type="float" office:value="-0.296413" calcext:value-type="float">
            <text:p>-0.296413</text:p>
          </table:table-cell>
          <table:table-cell table:number-columns-repeated="2"/>
          <table:table-cell office:value-type="float" office:value="-0.296433" calcext:value-type="float">
            <text:p>-0.296433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-0.294738" calcext:value-type="float">
            <text:p>-0.294738</text:p>
          </table:table-cell>
          <table:table-cell office:value-type="float" office:value="-0.295339" calcext:value-type="float">
            <text:p>-0.295339</text:p>
          </table:table-cell>
          <table:table-cell office:value-type="float" office:value="-0.295245" calcext:value-type="float">
            <text:p>-0.295245</text:p>
          </table:table-cell>
          <table:table-cell table:number-columns-repeated="2"/>
          <table:table-cell office:value-type="float" office:value="-0.295223" calcext:value-type="float">
            <text:p>-0.295223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-0.294786" calcext:value-type="float">
            <text:p>-0.294786</text:p>
          </table:table-cell>
          <table:table-cell office:value-type="float" office:value="-0.295291" calcext:value-type="float">
            <text:p>-0.295291</text:p>
          </table:table-cell>
          <table:table-cell office:value-type="float" office:value="-0.296369" calcext:value-type="float">
            <text:p>-0.296369</text:p>
          </table:table-cell>
          <table:table-cell table:number-columns-repeated="2"/>
          <table:table-cell office:value-type="float" office:value="-0.29639" calcext:value-type="float">
            <text:p>-0.2963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-0.294735" calcext:value-type="float">
            <text:p>-0.294735</text:p>
          </table:table-cell>
          <table:table-cell office:value-type="float" office:value="-0.295344" calcext:value-type="float">
            <text:p>-0.295344</text:p>
          </table:table-cell>
          <table:table-cell office:value-type="float" office:value="-0.295285" calcext:value-type="float">
            <text:p>-0.295285</text:p>
          </table:table-cell>
          <table:table-cell table:number-columns-repeated="2"/>
          <table:table-cell office:value-type="float" office:value="-0.295263" calcext:value-type="float">
            <text:p>-0.295263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-0.294789" calcext:value-type="float">
            <text:p>-0.294789</text:p>
          </table:table-cell>
          <table:table-cell office:value-type="float" office:value="-0.295286" calcext:value-type="float">
            <text:p>-0.295286</text:p>
          </table:table-cell>
          <table:table-cell office:value-type="float" office:value="-0.296329" calcext:value-type="float">
            <text:p>-0.296329</text:p>
          </table:table-cell>
          <table:table-cell table:number-columns-repeated="2"/>
          <table:table-cell office:value-type="float" office:value="-0.296351" calcext:value-type="float">
            <text:p>-0.296351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-0.294732" calcext:value-type="float">
            <text:p>-0.294732</text:p>
          </table:table-cell>
          <table:table-cell office:value-type="float" office:value="-0.295345" calcext:value-type="float">
            <text:p>-0.295345</text:p>
          </table:table-cell>
          <table:table-cell office:value-type="float" office:value="-0.295322" calcext:value-type="float">
            <text:p>-0.295322</text:p>
          </table:table-cell>
          <table:table-cell table:number-columns-repeated="2"/>
          <table:table-cell office:value-type="float" office:value="-0.2953" calcext:value-type="float">
            <text:p>-0.2953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-0.294791" calcext:value-type="float">
            <text:p>-0.294791</text:p>
          </table:table-cell>
          <table:table-cell office:value-type="float" office:value="-0.295275" calcext:value-type="float">
            <text:p>-0.295275</text:p>
          </table:table-cell>
          <table:table-cell office:value-type="float" office:value="-0.296292" calcext:value-type="float">
            <text:p>-0.296292</text:p>
          </table:table-cell>
          <table:table-cell table:number-columns-repeated="2"/>
          <table:table-cell office:value-type="float" office:value="-0.296314" calcext:value-type="float">
            <text:p>-0.296314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-0.294731" calcext:value-type="float">
            <text:p>-0.294731</text:p>
          </table:table-cell>
          <table:table-cell office:value-type="float" office:value="-0.295326" calcext:value-type="float">
            <text:p>-0.295326</text:p>
          </table:table-cell>
          <table:table-cell office:value-type="float" office:value="-0.295357" calcext:value-type="float">
            <text:p>-0.295357</text:p>
          </table:table-cell>
          <table:table-cell table:number-columns-repeated="2"/>
          <table:table-cell office:value-type="float" office:value="-0.295335" calcext:value-type="float">
            <text:p>-0.295335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-0.294791" calcext:value-type="float">
            <text:p>-0.294791</text:p>
          </table:table-cell>
          <table:table-cell office:value-type="float" office:value="-0.295242" calcext:value-type="float">
            <text:p>-0.295242</text:p>
          </table:table-cell>
          <table:table-cell office:value-type="float" office:value="-0.296257" calcext:value-type="float">
            <text:p>-0.296257</text:p>
          </table:table-cell>
          <table:table-cell table:number-columns-repeated="2"/>
          <table:table-cell office:value-type="float" office:value="-0.296279" calcext:value-type="float">
            <text:p>-0.296279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-0.294731" calcext:value-type="float">
            <text:p>-0.294731</text:p>
          </table:table-cell>
          <table:table-cell office:value-type="float" office:value="-0.295304" calcext:value-type="float">
            <text:p>-0.295304</text:p>
          </table:table-cell>
          <table:table-cell office:value-type="float" office:value="-0.295389" calcext:value-type="float">
            <text:p>-0.295389</text:p>
          </table:table-cell>
          <table:table-cell table:number-columns-repeated="2"/>
          <table:table-cell office:value-type="float" office:value="-0.295367" calcext:value-type="float">
            <text:p>-0.295367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-0.294791" calcext:value-type="float">
            <text:p>-0.294791</text:p>
          </table:table-cell>
          <table:table-cell office:value-type="float" office:value="-0.295229" calcext:value-type="float">
            <text:p>-0.295229</text:p>
          </table:table-cell>
          <table:table-cell office:value-type="float" office:value="-0.296225" calcext:value-type="float">
            <text:p>-0.296225</text:p>
          </table:table-cell>
          <table:table-cell table:number-columns-repeated="2"/>
          <table:table-cell office:value-type="float" office:value="-0.296247" calcext:value-type="float">
            <text:p>-0.296247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-0.294731" calcext:value-type="float">
            <text:p>-0.294731</text:p>
          </table:table-cell>
          <table:table-cell office:value-type="float" office:value="-0.295301" calcext:value-type="float">
            <text:p>-0.295301</text:p>
          </table:table-cell>
          <table:table-cell office:value-type="float" office:value="-0.295419" calcext:value-type="float">
            <text:p>-0.295419</text:p>
          </table:table-cell>
          <table:table-cell table:number-columns-repeated="2"/>
          <table:table-cell office:value-type="float" office:value="-0.295397" calcext:value-type="float">
            <text:p>-0.295397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-0.294791" calcext:value-type="float">
            <text:p>-0.294791</text:p>
          </table:table-cell>
          <table:table-cell office:value-type="float" office:value="-0.295226" calcext:value-type="float">
            <text:p>-0.295226</text:p>
          </table:table-cell>
          <table:table-cell office:value-type="float" office:value="-0.296195" calcext:value-type="float">
            <text:p>-0.296195</text:p>
          </table:table-cell>
          <table:table-cell table:number-columns-repeated="2"/>
          <table:table-cell office:value-type="float" office:value="-0.296217" calcext:value-type="float">
            <text:p>-0.296217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-0.294732" calcext:value-type="float">
            <text:p>-0.294732</text:p>
          </table:table-cell>
          <table:table-cell office:value-type="float" office:value="-0.2953" calcext:value-type="float">
            <text:p>-0.2953</text:p>
          </table:table-cell>
          <table:table-cell office:value-type="float" office:value="-0.295447" calcext:value-type="float">
            <text:p>-0.295447</text:p>
          </table:table-cell>
          <table:table-cell table:number-columns-repeated="2"/>
          <table:table-cell office:value-type="float" office:value="-0.295425" calcext:value-type="float">
            <text:p>-0.295425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-0.29479" calcext:value-type="float">
            <text:p>-0.29479</text:p>
          </table:table-cell>
          <table:table-cell office:value-type="float" office:value="-0.295225" calcext:value-type="float">
            <text:p>-0.295225</text:p>
          </table:table-cell>
          <table:table-cell office:value-type="float" office:value="-0.296167" calcext:value-type="float">
            <text:p>-0.296167</text:p>
          </table:table-cell>
          <table:table-cell table:number-columns-repeated="2"/>
          <table:table-cell office:value-type="float" office:value="-0.296189" calcext:value-type="float">
            <text:p>-0.296189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-0.294733" calcext:value-type="float">
            <text:p>-0.294733</text:p>
          </table:table-cell>
          <table:table-cell office:value-type="float" office:value="-0.2953" calcext:value-type="float">
            <text:p>-0.2953</text:p>
          </table:table-cell>
          <table:table-cell office:value-type="float" office:value="-0.295473" calcext:value-type="float">
            <text:p>-0.295473</text:p>
          </table:table-cell>
          <table:table-cell table:number-columns-repeated="2"/>
          <table:table-cell office:value-type="float" office:value="-0.295451" calcext:value-type="float">
            <text:p>-0.295451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-0.294789" calcext:value-type="float">
            <text:p>-0.294789</text:p>
          </table:table-cell>
          <table:table-cell office:value-type="float" office:value="-0.295225" calcext:value-type="float">
            <text:p>-0.295225</text:p>
          </table:table-cell>
          <table:table-cell office:value-type="float" office:value="-0.296141" calcext:value-type="float">
            <text:p>-0.296141</text:p>
          </table:table-cell>
          <table:table-cell table:number-columns-repeated="2"/>
          <table:table-cell office:value-type="float" office:value="-0.296163" calcext:value-type="float">
            <text:p>-0.296163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-0.294734" calcext:value-type="float">
            <text:p>-0.294734</text:p>
          </table:table-cell>
          <table:table-cell office:value-type="float" office:value="-0.295299" calcext:value-type="float">
            <text:p>-0.295299</text:p>
          </table:table-cell>
          <table:table-cell office:value-type="float" office:value="-0.295497" calcext:value-type="float">
            <text:p>-0.295497</text:p>
          </table:table-cell>
          <table:table-cell table:number-columns-repeated="2"/>
          <table:table-cell office:value-type="float" office:value="-0.295475" calcext:value-type="float">
            <text:p>-0.295475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-0.294788" calcext:value-type="float">
            <text:p>-0.294788</text:p>
          </table:table-cell>
          <table:table-cell office:value-type="float" office:value="-0.295226" calcext:value-type="float">
            <text:p>-0.295226</text:p>
          </table:table-cell>
          <table:table-cell office:value-type="float" office:value="-0.296117" calcext:value-type="float">
            <text:p>-0.296117</text:p>
          </table:table-cell>
          <table:table-cell table:number-columns-repeated="2"/>
          <table:table-cell office:value-type="float" office:value="-0.296139" calcext:value-type="float">
            <text:p>-0.296139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-0.294735" calcext:value-type="float">
            <text:p>-0.294735</text:p>
          </table:table-cell>
          <table:table-cell office:value-type="float" office:value="-0.295299" calcext:value-type="float">
            <text:p>-0.295299</text:p>
          </table:table-cell>
          <table:table-cell office:value-type="float" office:value="-0.295519" calcext:value-type="float">
            <text:p>-0.295519</text:p>
          </table:table-cell>
          <table:table-cell table:number-columns-repeated="2"/>
          <table:table-cell office:value-type="float" office:value="-0.295498" calcext:value-type="float">
            <text:p>-0.295498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-0.294786" calcext:value-type="float">
            <text:p>-0.294786</text:p>
          </table:table-cell>
          <table:table-cell office:value-type="float" office:value="-0.295227" calcext:value-type="float">
            <text:p>-0.295227</text:p>
          </table:table-cell>
          <table:table-cell office:value-type="float" office:value="-0.296095" calcext:value-type="float">
            <text:p>-0.296095</text:p>
          </table:table-cell>
          <table:table-cell table:number-columns-repeated="2"/>
          <table:table-cell office:value-type="float" office:value="-0.296116" calcext:value-type="float">
            <text:p>-0.296116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-0.294737" calcext:value-type="float">
            <text:p>-0.294737</text:p>
          </table:table-cell>
          <table:table-cell office:value-type="float" office:value="-0.295298" calcext:value-type="float">
            <text:p>-0.295298</text:p>
          </table:table-cell>
          <table:table-cell office:value-type="float" office:value="-0.29554" calcext:value-type="float">
            <text:p>-0.29554</text:p>
          </table:table-cell>
          <table:table-cell table:number-columns-repeated="2"/>
          <table:table-cell office:value-type="float" office:value="-0.295519" calcext:value-type="float">
            <text:p>-0.295519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-0.294785" calcext:value-type="float">
            <text:p>-0.294785</text:p>
          </table:table-cell>
          <table:table-cell office:value-type="float" office:value="-0.295228" calcext:value-type="float">
            <text:p>-0.295228</text:p>
          </table:table-cell>
          <table:table-cell office:value-type="float" office:value="-0.296074" calcext:value-type="float">
            <text:p>-0.296074</text:p>
          </table:table-cell>
          <table:table-cell table:number-columns-repeated="2"/>
          <table:table-cell office:value-type="float" office:value="-0.296095" calcext:value-type="float">
            <text:p>-0.296095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-0.294738" calcext:value-type="float">
            <text:p>-0.294738</text:p>
          </table:table-cell>
          <table:table-cell office:value-type="float" office:value="-0.295297" calcext:value-type="float">
            <text:p>-0.295297</text:p>
          </table:table-cell>
          <table:table-cell office:value-type="float" office:value="-0.29556" calcext:value-type="float">
            <text:p>-0.29556</text:p>
          </table:table-cell>
          <table:table-cell table:number-columns-repeated="2"/>
          <table:table-cell office:value-type="float" office:value="-0.295539" calcext:value-type="float">
            <text:p>-0.295539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-0.294783" calcext:value-type="float">
            <text:p>-0.294783</text:p>
          </table:table-cell>
          <table:table-cell office:value-type="float" office:value="-0.295229" calcext:value-type="float">
            <text:p>-0.295229</text:p>
          </table:table-cell>
          <table:table-cell office:value-type="float" office:value="-0.296055" calcext:value-type="float">
            <text:p>-0.296055</text:p>
          </table:table-cell>
          <table:table-cell table:number-columns-repeated="2"/>
          <table:table-cell office:value-type="float" office:value="-0.296076" calcext:value-type="float">
            <text:p>-0.296076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-0.29474" calcext:value-type="float">
            <text:p>-0.29474</text:p>
          </table:table-cell>
          <table:table-cell office:value-type="float" office:value="-0.295295" calcext:value-type="float">
            <text:p>-0.295295</text:p>
          </table:table-cell>
          <table:table-cell office:value-type="float" office:value="-0.295578" calcext:value-type="float">
            <text:p>-0.295578</text:p>
          </table:table-cell>
          <table:table-cell table:number-columns-repeated="2"/>
          <table:table-cell office:value-type="float" office:value="-0.295557" calcext:value-type="float">
            <text:p>-0.29555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0.294782" calcext:value-type="float">
            <text:p>-0.294782</text:p>
          </table:table-cell>
          <table:table-cell office:value-type="float" office:value="-0.29523" calcext:value-type="float">
            <text:p>-0.29523</text:p>
          </table:table-cell>
          <table:table-cell office:value-type="float" office:value="-0.296037" calcext:value-type="float">
            <text:p>-0.296037</text:p>
          </table:table-cell>
          <table:table-cell table:number-columns-repeated="2"/>
          <table:table-cell office:value-type="float" office:value="-0.296058" calcext:value-type="float">
            <text:p>-0.2960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21:53:15.182926564</meta:creation-date>
    <dc:date>2017-05-25T23:39:47.552221012</dc:date>
    <meta:editing-duration>PT36M12S</meta:editing-duration>
    <meta:editing-cycles>1</meta:editing-cycles>
    <meta:document-statistic meta:table-count="1" meta:cell-count="512" meta:object-count="0"/>
    <meta:generator>LibreOffice/5.1.6.2$Linux_X86_64 LibreOffice_project/10m0$Build-2</meta:generator>
  </office:meta>
</office:document-meta>
</file>